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719a" officeooo:paragraph-rsid="001f719a"/>
    </style:style>
    <style:style style:name="T1" style:family="text">
      <style:text-properties officeooo:rsid="0020df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text:span text:style-name="T1">2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15:14.247863220</meta:creation-date>
    <dc:date>2019-08-05T14:17:27.678471190</dc:date>
    <meta:editing-duration>PT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